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6.8224">
            <text:p>86,8224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1.9552">
            <text:p>61,9552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92.5536">
            <text:p>192,553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5.0368">
            <text:p>135,0368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3.4816">
            <text:p>293,4816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07.9664">
            <text:p>207,96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9.0304">
            <text:p>399,0304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0.8656">
            <text:p>280,8656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504.9744">
            <text:p>504,9744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53.7344">
            <text:p>353,734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602.2544">
            <text:p>602,2544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28.8528">
            <text:p>428,8528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708.8672">
            <text:p>708,8672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499.4112">
            <text:p>499,4112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807.8496">
            <text:p>807,8496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72.1888">
            <text:p>572,188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12.6688">
            <text:p>912,6688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50.9248">
            <text:p>650,9248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1013.4752">
            <text:p>1013,475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23.672">
            <text:p>723,6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6.2576">
            <text:p>1116,2576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790.7648">
            <text:p>790,7648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18.9488">
            <text:p>1218,9488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63.6336">
            <text:p>863,633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28.5408">
            <text:p>1328,5408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43.0688">
            <text:p>943,0688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24.3008">
            <text:p>1424,3008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09.8272">
            <text:p>1009,827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32.2512">
            <text:p>1532,2512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091.6944">
            <text:p>1091,6944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34.6688">
            <text:p>1634,6688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55.352">
            <text:p>1155,352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34.1376">
            <text:p>1734,1376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37.4624">
            <text:p>1237,4624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47.4992">
            <text:p>1847,4992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00.9376">
            <text:p>1300,937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49.3392">
            <text:p>1949,3392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373.8976">
            <text:p>1373,8976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1992.264">
            <text:p>1992,264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56.1904">
            <text:p>1456,1904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1992.264">
            <text:p>1992,264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24.9248">
            <text:p>1524,9248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00.4688">
            <text:p>1600,4688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1992.264">
            <text:p>1992,264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675.2832">
            <text:p>1675,2832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1992.264">
            <text:p>1992,264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44.6256">
            <text:p>1744,6256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21.6592">
            <text:p>1821,6592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1992.264">
            <text:p>1992,264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895.0144">
            <text:p>1895,0144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1992.264">
            <text:p>1992,264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1967.944">
            <text:p>1967,944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1992.264">
            <text:p>1992,264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1992.264">
            <text:p>1992,264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1992.264">
            <text:p>1992,264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1992.264">
            <text:p>1992,264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1992.264">
            <text:p>1992,26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1992.264">
            <text:p>1992,264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1992.264">
            <text:p>1992,264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1992.264">
            <text:p>1992,264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1992.264">
            <text:p>1992,264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1992.264">
            <text:p>1992,264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1992.264">
            <text:p>1992,264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1992.264">
            <text:p>1992,264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1992.264">
            <text:p>1992,264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1992.264">
            <text:p>1992,264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1992.264">
            <text:p>1992,264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1992.264">
            <text:p>1992,264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1992.264">
            <text:p>1992,264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1992.264">
            <text:p>1992,264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1992.264">
            <text:p>1992,26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1992.264">
            <text:p>1992,264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1992.264">
            <text:p>1992,264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1992.264">
            <text:p>1992,264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1992.264">
            <text:p>1992,264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1992.264">
            <text:p>1992,264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500 mA - SS'.L21" table:end-x="0.153cm" table:end-y="0.367cm" draw:z-index="0" draw:style-name="gr1" draw:text-style-name="P1" svg:width="15.999cm" svg:height="8.999cm" svg:x="2.219cm" svg:y="0.419cm">
              <draw:object draw:notify-on-update-of-ranges="'500 mA - SS'.A1:'500 mA - SS'.A1 '500 mA - SS'.A2:'500 mA - SS'.A43 '500 mA - SS'.B1:'500 mA - SS'.B1 '500 mA - SS'.B2:'500 mA - SS'.B43 '500 mA - SS'.C1:'500 mA - SS'.C1 '500 mA - SS'.C2:'500 mA - SS'.C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.8224">
            <text:p>86,8224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2.5536">
            <text:p>192,5536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3.4816">
            <text:p>293,4816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9.0304">
            <text:p>399,0304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504.9744">
            <text:p>504,9744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02.2544">
            <text:p>602,254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08.8672">
            <text:p>708,8672</text:p>
          </table:table-cell>
          <table:table-cell office:value-type="float" office:value="797">
            <text:p>79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807.8496">
            <text:p>807,8496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12.6688">
            <text:p>912,6688</text:p>
          </table:table-cell>
          <table:table-cell office:value-type="float" office:value="1029">
            <text:p>102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13.4752">
            <text:p>1013,4752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6.2576">
            <text:p>1116,2576</text:p>
          </table:table-cell>
          <table:table-cell office:value-type="float" office:value="1261">
            <text:p>126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18.9488">
            <text:p>1218,9488</text:p>
          </table:table-cell>
          <table:table-cell office:value-type="float" office:value="1377">
            <text:p>1377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28.5408">
            <text:p>1328,5408</text:p>
          </table:table-cell>
          <table:table-cell office:value-type="float" office:value="1493">
            <text:p>1493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24.3008">
            <text:p>1424,3008</text:p>
          </table:table-cell>
          <table:table-cell office:value-type="float" office:value="1608">
            <text:p>1608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32.2512">
            <text:p>1532,2512</text:p>
          </table:table-cell>
          <table:table-cell office:value-type="float" office:value="1723">
            <text:p>172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34.6688">
            <text:p>1634,6688</text:p>
          </table:table-cell>
          <table:table-cell office:value-type="float" office:value="1839">
            <text:p>183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34.1376">
            <text:p>1734,1376</text:p>
          </table:table-cell>
          <table:table-cell office:value-type="float" office:value="1955">
            <text:p>1955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47.4992">
            <text:p>1847,4992</text:p>
          </table:table-cell>
          <table:table-cell office:value-type="float" office:value="2070">
            <text:p>2070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49.3392">
            <text:p>1949,3392</text:p>
          </table:table-cell>
          <table:table-cell office:value-type="float" office:value="2180">
            <text:p>218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92.264">
            <text:p>1992,264</text:p>
          </table:table-cell>
          <table:table-cell office:value-type="float" office:value="2300">
            <text:p>2300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992.264">
            <text:p>1992,264</text:p>
          </table:table-cell>
          <table:table-cell office:value-type="float" office:value="2420">
            <text:p>2420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992.264">
            <text:p>1992,264</text:p>
          </table:table-cell>
          <table:table-cell office:value-type="float" office:value="2640">
            <text:p>264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992.264">
            <text:p>1992,264</text:p>
          </table:table-cell>
          <table:table-cell office:value-type="float" office:value="2760">
            <text:p>276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92.264">
            <text:p>1992,264</text:p>
          </table:table-cell>
          <table:table-cell office:value-type="float" office:value="2990">
            <text:p>2990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992.264">
            <text:p>1992,264</text:p>
          </table:table-cell>
          <table:table-cell office:value-type="float" office:value="3100">
            <text:p>310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992.264">
            <text:p>1992,264</text:p>
          </table:table-cell>
          <table:table-cell office:value-type="float" office:value="3220">
            <text:p>3220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992.264">
            <text:p>1992,264</text:p>
          </table:table-cell>
          <table:table-cell office:value-type="float" office:value="3330">
            <text:p>333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92.264">
            <text:p>1992,264</text:p>
          </table:table-cell>
          <table:table-cell office:value-type="float" office:value="3440">
            <text:p>3440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992.264">
            <text:p>1992,264</text:p>
          </table:table-cell>
          <table:table-cell office:value-type="float" office:value="3550">
            <text:p>3550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992.264">
            <text:p>1992,264</text:p>
          </table:table-cell>
          <table:table-cell office:value-type="float" office:value="3670">
            <text:p>3670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992.264">
            <text:p>1992,264</text:p>
          </table:table-cell>
          <table:table-cell office:value-type="float" office:value="3780">
            <text:p>3780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992.264">
            <text:p>1992,264</text:p>
          </table:table-cell>
          <table:table-cell office:value-type="float" office:value="3900">
            <text:p>390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92.264">
            <text:p>1992,264</text:p>
          </table:table-cell>
          <table:table-cell office:value-type="float" office:value="4010">
            <text:p>401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992.264">
            <text:p>1992,264</text:p>
          </table:table-cell>
          <table:table-cell office:value-type="float" office:value="4120">
            <text:p>4120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992.264">
            <text:p>1992,264</text:p>
          </table:table-cell>
          <table:table-cell office:value-type="float" office:value="4230">
            <text:p>4230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992.264">
            <text:p>1992,264</text:p>
          </table:table-cell>
          <table:table-cell office:value-type="float" office:value="4350">
            <text:p>4350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992.264">
            <text:p>1992,264</text:p>
          </table:table-cell>
          <table:table-cell office:value-type="float" office:value="4450">
            <text:p>445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992.264">
            <text:p>1992,264</text:p>
          </table:table-cell>
          <table:table-cell office:value-type="float" office:value="4560">
            <text:p>456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/>
        </table:table-row>
        <table:table-row table:style-name="ro2">
          <table:table-cell office:value-type="string">
            <text:p>4096_voll</text:p>
          </table:table-cell>
          <table:table-cell office:value-type="float" office:value="1992.264">
            <text:p>1992,264</text:p>
          </table:table-cell>
          <table:table-cell office:value-type="float" office:value="4680">
            <text:p>4680</text:p>
          </table:table-cell>
          <table:table-cell/>
        </table:table-row>
      </table:table>
      <table:table table:name="500 mA - M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500 mA - M'.L21" table:end-x="0.153cm" table:end-y="0.367cm" draw:z-index="0" draw:style-name="gr1" draw:text-style-name="P1" svg:width="15.999cm" svg:height="8.999cm" svg:x="2.219cm" svg:y="0.419cm">
              <draw:object draw:notify-on-update-of-ranges="'500 mA - M'.A1:'500 mA - M'.A1 '500 mA - M'.A2:'500 mA - M'.A43 '500 mA - M'.B1:'500 mA - M'.B1 '500 mA - M'.B2:'500 mA - M'.B43 '500 mA - M'.C1:'500 mA - M'.C1 '500 mA - M'.C2:'500 mA - M'.C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/>
        </table:table-row>
        <table:table-row table:style-name="ro2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/>
        </table:table-row>
      </table:table>
      <table:table table:name="350 mA - S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350 mA - SS'.L21" table:end-x="0.154cm" table:end-y="0.374cm" draw:z-index="0" draw:style-name="gr1" draw:text-style-name="P1" svg:width="15.999cm" svg:height="8.999cm" svg:x="2.22cm" svg:y="0.426cm">
              <draw:object draw:notify-on-update-of-ranges="'350 mA - SS'.A1:'350 mA - SS'.A1 '350 mA - SS'.A2:'350 mA - SS'.A43 '350 mA - SS'.B1:'350 mA - SS'.B1 '350 mA - SS'.B2:'350 mA - SS'.B43 '350 mA - SS'.C1:'350 mA - SS'.C1 '350 mA - SS'.C2:'350 mA - SS'.C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.9552">
            <text:p>61,955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5.0368">
            <text:p>135,0368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7.9664">
            <text:p>207,9664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0.8656">
            <text:p>280,8656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53.7344">
            <text:p>353,7344</text:p>
          </table:table-cell>
          <table:table-cell office:value-type="float" office:value="413">
            <text:p>41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28.8528">
            <text:p>428,8528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99.4112">
            <text:p>499,4112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72.1888">
            <text:p>572,1888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50.9248">
            <text:p>650,9248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23.672">
            <text:p>723,672</text:p>
          </table:table-cell>
          <table:table-cell office:value-type="float" office:value="836">
            <text:p>83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90.7648">
            <text:p>790,7648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63.6336">
            <text:p>863,6336</text:p>
          </table:table-cell>
          <table:table-cell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43.0688">
            <text:p>943,0688</text:p>
          </table:table-cell>
          <table:table-cell office:value-type="float" office:value="1090">
            <text:p>1090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09.8272">
            <text:p>1009,8272</text:p>
          </table:table-cell>
          <table:table-cell office:value-type="float" office:value="1174">
            <text:p>1174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91.6944">
            <text:p>1091,6944</text:p>
          </table:table-cell>
          <table:table-cell office:value-type="float" office:value="1259">
            <text:p>125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55.352">
            <text:p>1155,352</text:p>
          </table:table-cell>
          <table:table-cell office:value-type="float" office:value="1343">
            <text:p>1343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37.4624">
            <text:p>1237,4624</text:p>
          </table:table-cell>
          <table:table-cell office:value-type="float" office:value="1428">
            <text:p>1428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00.9376">
            <text:p>1300,9376</text:p>
          </table:table-cell>
          <table:table-cell office:value-type="float" office:value="1512">
            <text:p>151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373.8976">
            <text:p>1373,8976</text:p>
          </table:table-cell>
          <table:table-cell office:value-type="float" office:value="1597">
            <text:p>159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56.1904">
            <text:p>1456,1904</text:p>
          </table:table-cell>
          <table:table-cell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24.9248">
            <text:p>1524,9248</text:p>
          </table:table-cell>
          <table:table-cell office:value-type="float" office:value="1766">
            <text:p>1766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00.4688">
            <text:p>1600,4688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675.2832">
            <text:p>1675,2832</text:p>
          </table:table-cell>
          <table:table-cell office:value-type="float" office:value="1935">
            <text:p>1935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44.6256">
            <text:p>1744,6256</text:p>
          </table:table-cell>
          <table:table-cell office:value-type="float" office:value="2020">
            <text:p>202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21.6592">
            <text:p>1821,6592</text:p>
          </table:table-cell>
          <table:table-cell office:value-type="float" office:value="2110">
            <text:p>2110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895.0144">
            <text:p>1895,0144</text:p>
          </table:table-cell>
          <table:table-cell office:value-type="float" office:value="2190">
            <text:p>2190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967.944">
            <text:p>1967,944</text:p>
          </table:table-cell>
          <table:table-cell office:value-type="float" office:value="2280">
            <text:p>2280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992.264">
            <text:p>1992,264</text:p>
          </table:table-cell>
          <table:table-cell office:value-type="float" office:value="2360">
            <text:p>2360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992.264">
            <text:p>1992,264</text:p>
          </table:table-cell>
          <table:table-cell office:value-type="float" office:value="2450">
            <text:p>245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992.264">
            <text:p>1992,264</text:p>
          </table:table-cell>
          <table:table-cell office:value-type="float" office:value="2530">
            <text:p>2530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992.264">
            <text:p>1992,264</text:p>
          </table:table-cell>
          <table:table-cell office:value-type="float" office:value="2610">
            <text:p>2610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992.264">
            <text:p>1992,264</text:p>
          </table:table-cell>
          <table:table-cell office:value-type="float" office:value="2700">
            <text:p>2700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992.264">
            <text:p>1992,264</text:p>
          </table:table-cell>
          <table:table-cell office:value-type="float" office:value="2780">
            <text:p>2780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992.264">
            <text:p>1992,264</text:p>
          </table:table-cell>
          <table:table-cell office:value-type="float" office:value="2870">
            <text:p>2870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92.264">
            <text:p>1992,264</text:p>
          </table:table-cell>
          <table:table-cell office:value-type="float" office:value="2950">
            <text:p>295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992.264">
            <text:p>1992,264</text:p>
          </table:table-cell>
          <table:table-cell office:value-type="float" office:value="3040">
            <text:p>3040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992.264">
            <text:p>1992,264</text:p>
          </table:table-cell>
          <table:table-cell office:value-type="float" office:value="3120">
            <text:p>3120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992.264">
            <text:p>1992,264</text:p>
          </table:table-cell>
          <table:table-cell office:value-type="float" office:value="3210">
            <text:p>3210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992.264">
            <text:p>1992,264</text:p>
          </table:table-cell>
          <table:table-cell office:value-type="float" office:value="3290">
            <text:p>329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992.264">
            <text:p>1992,264</text:p>
          </table:table-cell>
          <table:table-cell office:value-type="float" office:value="3370">
            <text:p>3370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/>
        </table:table-row>
        <table:table-row table:style-name="ro2">
          <table:table-cell office:value-type="string">
            <text:p>4096_voll</text:p>
          </table:table-cell>
          <table:table-cell office:value-type="float" office:value="1992.264">
            <text:p>1992,264</text:p>
          </table:table-cell>
          <table:table-cell office:value-type="float" office:value="3460">
            <text:p>3460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2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>
            <draw:frame table:end-cell-address="'350 mA - M'.L21" table:end-x="0.154cm" table:end-y="0.4cm" draw:z-index="0" draw:style-name="gr1" draw:text-style-name="P1" svg:width="15.999cm" svg:height="8.999cm" svg:x="2.22cm" svg:y="0.452cm">
              <draw:object draw:notify-on-update-of-ranges="'350 mA - M'.A1:'350 mA - M'.A1 '350 mA - M'.A2:'350 mA - M'.A43 '350 mA - M'.B1:'350 mA - M'.B1 '350 mA - M'.B2:'350 mA - M'.B43 '350 mA - M'.C1:'350 mA - M'.C1 '350 mA - M'.C2:'350 mA - M'.C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/>
        </table:table-row>
        <table:table-row table:style-name="ro2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/>
        </table:table-row>
      </table:table>
      <table:table table:name="Diagramme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.03.2013</text:date>, <text:time>19:0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07T19:09:37.15</dc:date>
    <meta:editing-duration>PT5H50M11S</meta:editing-duration>
    <meta:editing-cycles>10</meta:editing-cycles>
    <meta:generator>OpenOffice.org/3.4.1$Win32 OpenOffice.org_project/341m1$Build-9593</meta:generator>
    <meta:document-statistic meta:table-count="6" meta:cell-count="11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Titanium-M-SS 350 mA</text:p>
        </chart:title>
        <chart:legend chart:legend-position="end" svg:x="13.121cm" svg:y="3.926cm" style:legend-expansion="high" chart:style-name="ch3"/>
        <chart:plot-area chart:style-name="ch4" table:cell-range-address="'350 mA - SS'.A1:'350 mA - SS'.C43" chart:data-source-has-labels="both" svg:x="1.358cm" svg:y="1.635cm" svg:width="11.123cm" svg:height="6.177cm">
          <chartooo:coordinate-region svg:x="2.35cm" svg:y="1.847cm" svg:width="9.998cm" svg:height="4.868cm"/>
          <chart:axis chart:dimension="x" chart:name="primary-x" chart:style-name="ch5" chartooo:axis-type="auto">
            <chartooo:date-scale/>
            <chart:title svg:x="4.944cm" svg:y="7.993cm" chart:style-name="ch6">
              <text:p>Beleuchtungsstärke in Lux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5.574cm" chart:style-name="ch7">
              <text:p>PWM-Stufe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.9552">
                <text:p>61.95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5.0368">
                <text:p>135.03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7.9664">
                <text:p>207.96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0.8656">
                <text:p>280.865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3.7344">
                <text:p>353.734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28.8528">
                <text:p>428.852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99.4112">
                <text:p>499.411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72.1888">
                <text:p>572.188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0.9248">
                <text:p>650.924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23.672">
                <text:p>723.6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790.7648">
                <text:p>790.764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63.6336">
                <text:p>863.633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43.0688">
                <text:p>943.068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09.8272">
                <text:p>1009.827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91.6944">
                <text:p>1091.694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55.352">
                <text:p>1155.352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37.4624">
                <text:p>1237.4624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00.9376">
                <text:p>1300.937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73.8976">
                <text:p>1373.8976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56.1904">
                <text:p>1456.1904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24.9248">
                <text:p>1524.9248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00.4688">
                <text:p>1600.468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675.2832">
                <text:p>1675.2832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44.6256">
                <text:p>1744.6256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21.6592">
                <text:p>1821.6592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895.0144">
                <text:p>1895.014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67.944">
                <text:p>1967.944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92.264">
                <text:p>1992.264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92.264">
                <text:p>1992.2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92.264">
                <text:p>1992.264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992.264">
                <text:p>1992.264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92.264">
                <text:p>1992.26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92.264">
                <text:p>1992.264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92.264">
                <text:p>1992.26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92.264">
                <text:p>1992.264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92.264">
                <text:p>1992.264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92.264">
                <text:p>1992.264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92.264">
                <text:p>1992.26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992.264">
                <text:p>1992.264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92.264">
                <text:p>1992.264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992.264">
                <text:p>1992.26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350 mA</text:p>
        </chart:title>
        <chart:legend chart:legend-position="end" svg:x="13.121cm" svg:y="3.926cm" style:legend-expansion="high" chart:style-name="ch3"/>
        <chart:plot-area chart:style-name="ch4" table:cell-range-address="'350 mA - M'.A1:'350 mA - M'.C43" chart:data-source-has-labels="both" svg:x="1.358cm" svg:y="1.635cm" svg:width="11.123cm" svg:height="6.177cm">
          <chartooo:coordinate-region svg:x="2.35cm" svg:y="1.847cm" svg:width="9.998cm" svg:height="4.868cm"/>
          <chart:axis chart:dimension="x" chart:name="primary-x" chart:style-name="ch5" chartooo:axis-type="auto">
            <chartooo:date-scale/>
            <chart:title svg:x="4.944cm" svg:y="7.993cm" chart:style-name="ch6">
              <text:p>Beleuchtungsstärke in Lux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5.574cm" chart:style-name="ch7">
              <text:p>PWM-Stufe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500 mA</text:p>
        </chart:title>
        <chart:legend chart:legend-position="end" svg:x="13.121cm" svg:y="3.926cm" style:legend-expansion="high" chart:style-name="ch3"/>
        <chart:plot-area chart:style-name="ch4" table:cell-range-address="'500 mA - M'.A1:'500 mA - M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M'.A2:'500 mA - M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M'.B2:'500 mA - M'.B43" chart:label-cell-address="'500 mA - M'.B1:'500 mA - M'.B1" chart:class="chart:line">
            <chart:data-point chart:repeated="42"/>
          </chart:series>
          <chart:series chart:style-name="ch8" chart:values-cell-range-address="'500 mA - M'.C2:'500 mA - M'.C43" chart:label-cell-address="'500 mA - M'.C1:'500 mA - M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Titanium-O-SS 500 mA</text:p>
        </chart:title>
        <chart:legend chart:legend-position="end" svg:x="13.121cm" svg:y="3.926cm" style:legend-expansion="high" chart:style-name="ch3"/>
        <chart:plot-area chart:style-name="ch4" table:cell-range-address="'500 mA - SS'.A1:'500 mA - SS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SS'.A2:'500 mA - SS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8" chart:values-cell-range-address="'500 mA - SS'.C2:'500 mA - SS'.C43" chart:label-cell-address="'500 mA - SS'.C1:'500 mA - SS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.8224">
                <text:p>86.82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2.5536">
                <text:p>192.553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3.4816">
                <text:p>293.48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9.0304">
                <text:p>399.030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4.9744">
                <text:p>504.97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2.2544">
                <text:p>602.25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8.8672">
                <text:p>708.867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7.8496">
                <text:p>807.849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12.6688">
                <text:p>912.668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13.4752">
                <text:p>1013.475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6.2576">
                <text:p>1116.2576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18.9488">
                <text:p>1218.9488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28.5408">
                <text:p>1328.5408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24.3008">
                <text:p>1424.30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32.2512">
                <text:p>1532.2512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34.6688">
                <text:p>1634.668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34.1376">
                <text:p>1734.1376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47.4992">
                <text:p>1847.499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49.3392">
                <text:p>1949.3392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92.264">
                <text:p>1992.264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92.264">
                <text:p>1992.264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992.264">
                <text:p>1992.264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992.264">
                <text:p>1992.264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992.264">
                <text:p>1992.264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92.264">
                <text:p>1992.26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92.264">
                <text:p>1992.264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992.264">
                <text:p>1992.264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992.264">
                <text:p>1992.264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992.264">
                <text:p>1992.264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992.264">
                <text:p>1992.26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992.264">
                <text:p>1992.264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92.264">
                <text:p>1992.264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992.264">
                <text:p>1992.264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992.264">
                <text:p>1992.264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92.264">
                <text:p>1992.264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992.264">
                <text:p>1992.26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992.264">
                <text:p>1992.264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992.264">
                <text:p>1992.26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992.264">
                <text:p>1992.264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992.264">
                <text:p>1992.264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992.264">
                <text:p>1992.264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